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n-Jose SAT solving software library.</text:h>
      <text:p text:style-name="Text_20_body"/>
      <text:p text:style-name="Text_20_body">Abstract. The software library Ben-Jose for solving instances of the satisfiability problem in CNF form is presented. Ben-Jose implements a trainable strategy that extends the traditional DPLL+BCP+CDCL resolution based approach, first introduced by Joao Marquez da Silva <text:note text:id="ftn1" text:note-class="endnote"><text:note-citation>1</text:note-citation><text:note-body><text:p text:style-name="Endnote">Joao Paulo Marques da Silva. Search Algorithms for Satisfiability problems in combinatorial switching circuits. <text:s/>A dissertation submitted in partial fulfillment of the requirements for the degree of Doctor of Philosophy (Electrical Engineering) in The University of Michigan. 1995.</text:p></text:note-body></text:note> and latter refined by others (<text:note-ref text:note-class="endnote" text:reference-format="text" text:ref-name="ftn11">14</text:note-ref>, <text:note-ref text:note-class="endnote" text:reference-format="text" text:ref-name="ftn10">15</text:note-ref>), with an original technique to check if an structure equivalent sub-formula of an instance has previously been found to be unsatisfiable in order to skip the search on it whenever found again. This technique is here after called Backtrack Driven by Unsatisfiable Substructure Training (BDUST). BDUST introduces an original stabilization procedure (as in <text:note text:id="ftn0" text:note-class="endnote"><text:note-citation>2</text:note-citation><text:note-body><text:p text:style-name="Endnote">Oliver Bastert. Stabilization Procedures and Applications. 2002. Zentrum Mathematik. Technische Universitat Muchen.</text:p></text:note-body></text:note>) for such sub-formulas that uses the work done by BPC (each BCP step groups some variables) and has linear complexity.</text:p>
      <text:h text:style-name="Heading_20_1" text:outline-level="1">Introduction.</text:h>
      <text:p text:style-name="Text_20_body">The SAT problem is the canonical decision problem by excellence (<text:note text:id="ftn13" text:note-class="endnote"><text:note-citation>3</text:note-citation><text:note-body><text:p text:style-name="Endnote">Armin Biere. Handbook of Satisfiability.</text:p></text:note-body></text:note>, <text:note text:id="ftn12" text:note-class="endnote"><text:note-citation>4</text:note-citation><text:note-body><text:p text:style-name="Endnote">Daniel Kroening, Ofer Strichman. Decision Procedures: An Algorithmic Point of View.</text:p></text:note-body></text:note>, <text:note text:id="ftn14" text:note-class="endnote"><text:note-citation>5</text:note-citation><text:note-body><text:p text:style-name="Endnote">Victor W. Marek. Introduction to Mathematics of Satisfiability.</text:p></text:note-body></text:note>). It lays at the heart of the P vs NP question, and its importance cannot be overstated <text:note text:id="ftn15" text:note-class="endnote"><text:note-citation>6</text:note-citation><text:note-body><text:p text:style-name="Endnote">Stephen Cook. The importance of the P versus NP Question. University of Toronto.</text:p></text:note-body></text:note>. People have proved both that (NP != P) and that (NP==P) (<text:note text:id="ftn16" text:note-class="endnote"><text:note-citation>7</text:note-citation><text:note-body><text:p text:style-name="Endnote">http://www.win.tue.nl/~gwoegi/P-versus-NP.htm</text:p></text:note-body></text:note>, <text:note text:id="ftn17" text:note-class="endnote"><text:note-citation>8</text:note-citation><text:note-body><text:p text:style-name="Endnote">Matthias Muller. Polynomial SAT-Solver. http://vixra.org/pdf/1212.0109v2.pdf</text:p></text:note-body></text:note>). </text:p>
      <text:p text:style-name="Text_20_body">Exponential lower bounds of resolution (RES) proof size for the pigeon hole principle (PHP) have been proved <text:note text:id="ftn2" text:note-class="endnote"><text:note-citation>9</text:note-citation><text:note-body><text:p text:style-name="Endnote">A Haken. The intractability of resolution. Theoretical computer science, 39 (1985), pp. 297-308.</text:p></text:note-body></text:note> <text:note text:id="ftn3" text:note-class="endnote"><text:note-citation>10</text:note-citation><text:note-body><text:p text:style-name="Endnote">Samuel R. Buss, Gyorgy Turan. Resolution Proofs of Generalized Pigeonhole Principles. 1988.</text:p></text:note-body></text:note> and polynomial size proofs for extended resolution (ER) has also been proven for the PHP <text:note text:id="ftn9" text:note-class="endnote"><text:note-citation>11</text:note-citation><text:note-body><text:p text:style-name="Endnote">S. A. Cook. A short proof of the pigeon hole principle using extended resolution. 1976. SIGACT News 8(4):28-32.</text:p></text:note-body></text:note> <text:note text:id="ftn4" text:note-class="endnote"><text:note-citation>12</text:note-citation><text:note-body><text:p text:style-name="Endnote">S. A. Cook, R. A. Reckhow. The relative efficiency of propositional proof systems. Journal of Symbolic logic. 44 (1979), pp. 25-38.</text:p></text:note-body></text:note> <text:note text:id="ftn5" text:note-class="endnote"><text:note-citation>13</text:note-citation><text:note-body><text:p text:style-name="Endnote">Matti Jarvisalo. Impact of Restricted Branching on Clause Learning SAT solving. 2007. pp.28 Research Reports 107. Helsinki University of Technology Laboratory for Theoretical Computer Science.</text:p></text:note-body></text:note> instances of the SAT problem. That work suggests that solvers based on RES (<text:note-ref text:note-class="endnote" text:reference-format="text" text:ref-name="ftn1">1</text:note-ref>, <text:note text:id="ftn11" text:note-class="endnote"><text:note-citation>14</text:note-citation><text:note-body><text:p text:style-name="Endnote">Matthew W. Moskewicz, Conor F. Madigan, Ying Zhao, Lintao Zhang, Sharad Malik. Chaff: Engineering an Efficient SAT Solver. 2001. DAC 01. Proceedings of the 38<text:span text:style-name="T1">th</text:span> annual Design Automation Conference.</text:p></text:note-body></text:note>, <text:note text:id="ftn10" text:note-class="endnote"><text:note-citation>15</text:note-citation><text:note-body><text:p text:style-name="Endnote">Niklas Een, Niklas Sorensson. An Extensible SAT-solver. Chalmers University of Technology, Sweden.</text:p></text:note-body></text:note>) <text:s/>need “something else” in order to be “faster” (<text:note text:id="ftn7" text:note-class="endnote"><text:note-citation>16</text:note-citation><text:note-body><text:p text:style-name="Endnote">Heidi E. Dixon, Matthew L. Ginsberg, David Hofer, Eugene M. Luks, <text:s/>Andrew J. Parkes. Generalizing Boolean Satisfiability I, II and III: Background and Survey of Existing Work, Theory and Implementation. 2004. Journal of Artificial Intelligence Research 21, 22 and 23.</text:p></text:note-body></text:note>, <text:note text:id="ftn8" text:note-class="endnote"><text:note-citation>17</text:note-citation><text:note-body><text:p text:style-name="Endnote">Gilles Audemard, George Katsirelos, Laurent Simon. A Restriction of Extended Resolution for Clause Learning SAT Solvers. 2010. Www.aaai.org.</text:p></text:note-body></text:note>). </text:p>
      <text:p text:style-name="Text_20_body">Based on the notion that theorems are proved with lemmas and the observation that the structure of PHP(n+1, n) can be matched with several substructures of PHP(n+2, n+1), <text:s/>Ben-Jose extends RES by learning the structure of unsatisfiable sub-formulas (proved unsatisfiable during its execution) and matching them against future structures of sub-formulas found during its execution, in order to skip the search, and directly backtracking on them, when ever a match (subsumed isomorphism) is found. </text:p>
      <text:p text:style-name="Text_20_body">This technique is here after called Backtrack Driven by Unsatisfiable Substructure Training (BDUST). BDUST introduces an original stabilization procedure (as in <text:note-ref text:note-class="endnote" text:reference-format="text" text:ref-name="ftn0">2</text:note-ref>) for the unsatisfiable sub-formulas found, uses the work done by BPC (each BCP step groups some variables), and has linear complexity with respect to the size of the sub-formulas. The structures learned with BDUST have the advantage that can be used also with different instances than the one they were found on. That is why BDUST is “training” and not “learning”.</text:p>
      <text:p text:style-name="Text_20_body">This form of extending RES is not ER, as the system presented by Tseitin <text:note text:id="ftn6" text:note-class="endnote"><text:note-citation>18</text:note-citation><text:note-body><text:p text:style-name="Endnote">G. Tseitin. On the complexity of proofs in propositional logics. 1983. Automation of Reasoning: Classical Papers in Computational Logic 1967-1970. volume 2. Springer- Verlag.</text:p></text:note-body></text:note> , because the subsumed isomorphism detection technique is not RES based, and the power and complexity of the resulting proof system has not been formally studied. The empirical results on the classical problems of PHP and isPrime (based on the Braun multiplier) are presented h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End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9T21:24:18</meta:creation-date>
    <dc:date>2014-10-31T15:58:28</dc:date>
    <meta:editing-duration>PT12H30M24S</meta:editing-duration>
    <meta:editing-cycles>48</meta:editing-cycles>
    <meta:generator>LibreOffice/3.5$Linux_x86 LibreOffice_project/350m1$Build-413</meta:generator>
    <meta:document-statistic meta:table-count="0" meta:image-count="0" meta:object-count="0" meta:page-count="2" meta:paragraph-count="26" meta:word-count="768" meta:character-count="5072" meta:non-whitespace-character-count="4336"/>
  </office:meta>
</office:document-meta>
</file>